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octet-stream"/>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ymbol1" svg:font-family="Symbol"/>
    <style:font-face style:name="Times New Roman1" svg:font-family="'Times New Roman'"/>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3" style:family="paragraph" style:parent-style-name="Standard">
      <style:text-properties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12e15" officeooo:paragraph-rsid="00112e15"/>
    </style:style>
    <style:style style:name="P8" style:family="paragraph" style:parent-style-name="Standard">
      <style:paragraph-properties fo:text-align="justify" style:justify-single-word="false"/>
      <style:text-properties officeooo:rsid="0016a871" officeooo:paragraph-rsid="0016a871"/>
    </style:style>
    <style:style style:name="P9" style:family="paragraph" style:parent-style-name="Standard">
      <style:paragraph-properties fo:text-align="justify" style:justify-single-word="false"/>
      <style:text-properties officeooo:rsid="0018986d" officeooo:paragraph-rsid="0018986d"/>
    </style:style>
    <style:style style:name="P10" style:family="paragraph" style:parent-style-name="Standard">
      <style:paragraph-properties fo:text-align="justify" style:justify-single-word="false"/>
      <style:text-properties officeooo:rsid="0018986d" officeooo:paragraph-rsid="00399441"/>
    </style:style>
    <style:style style:name="P11" style:family="paragraph" style:parent-style-name="Standard">
      <style:paragraph-properties fo:text-align="justify" style:justify-single-word="false"/>
      <style:text-properties officeooo:rsid="00196f9b" officeooo:paragraph-rsid="00196f9b"/>
    </style:style>
    <style:style style:name="P12" style:family="paragraph" style:parent-style-name="Standard">
      <style:paragraph-properties fo:text-align="justify" style:justify-single-word="false"/>
      <style:text-properties officeooo:rsid="00196f9b" officeooo:paragraph-rsid="00404ebb"/>
    </style:style>
    <style:style style:name="P13" style:family="paragraph" style:parent-style-name="Standard">
      <style:paragraph-properties fo:text-align="justify" style:justify-single-word="false"/>
      <style:text-properties officeooo:rsid="001b54e0" officeooo:paragraph-rsid="001b54e0"/>
    </style:style>
    <style:style style:name="P14" style:family="paragraph" style:parent-style-name="Standard">
      <style:paragraph-properties fo:text-align="justify" style:justify-single-word="false"/>
      <style:text-properties officeooo:rsid="001dbfe7" officeooo:paragraph-rsid="001dbfe7"/>
    </style:style>
    <style:style style:name="P15" style:family="paragraph" style:parent-style-name="Standard">
      <style:paragraph-properties fo:text-align="justify" style:justify-single-word="false"/>
      <style:text-properties officeooo:rsid="001f4ac7" officeooo:paragraph-rsid="001f4ac7"/>
    </style:style>
    <style:style style:name="P16" style:family="paragraph" style:parent-style-name="Standard">
      <style:paragraph-properties fo:text-align="justify" style:justify-single-word="false"/>
      <style:text-properties officeooo:rsid="001f4ac7" officeooo:paragraph-rsid="004235d0"/>
    </style:style>
    <style:style style:name="P17" style:family="paragraph" style:parent-style-name="Standard">
      <style:paragraph-properties fo:text-align="justify" style:justify-single-word="false"/>
      <style:text-properties officeooo:rsid="001f4ac7" officeooo:paragraph-rsid="0061cb1f"/>
    </style:style>
    <style:style style:name="P18" style:family="paragraph" style:parent-style-name="Standard">
      <style:paragraph-properties fo:text-align="justify" style:justify-single-word="false"/>
      <style:text-properties officeooo:rsid="001a87db" officeooo:paragraph-rsid="00210706"/>
    </style:style>
    <style:style style:name="P19" style:family="paragraph" style:parent-style-name="Standard">
      <style:paragraph-properties fo:text-align="justify" style:justify-single-word="false"/>
      <style:text-properties officeooo:rsid="001c3de9" officeooo:paragraph-rsid="00210706"/>
    </style:style>
    <style:style style:name="P20" style:family="paragraph" style:parent-style-name="Standard">
      <style:paragraph-properties fo:line-height="100%" fo:text-align="justify" style:justify-single-word="false"/>
      <style:text-properties style:use-window-font-color="true" style:font-name="Times New Roman1" fo:font-size="12pt" fo:font-weight="normal" officeooo:paragraph-rsid="00229f4f" fo:background-color="transparent" style:font-name-asian="Times New Roman1" style:font-name-complex="Times New Roman1"/>
    </style:style>
    <style:style style:name="P21" style:family="paragraph" style:parent-style-name="Standard">
      <style:paragraph-properties fo:text-align="justify" style:justify-single-word="false"/>
      <style:text-properties officeooo:rsid="00196ed7" officeooo:paragraph-rsid="0028e4af"/>
    </style:style>
    <style:style style:name="P22" style:family="paragraph" style:parent-style-name="Standard">
      <style:paragraph-properties fo:text-align="justify" style:justify-single-word="false"/>
      <style:text-properties officeooo:rsid="0029d332" officeooo:paragraph-rsid="0029d332"/>
    </style:style>
    <style:style style:name="P23" style:family="paragraph" style:parent-style-name="Standard">
      <style:paragraph-properties fo:text-align="justify" style:justify-single-word="false"/>
      <style:text-properties officeooo:rsid="003188b9" officeooo:paragraph-rsid="003188b9"/>
    </style:style>
    <style:style style:name="P24" style:family="paragraph" style:parent-style-name="Standard">
      <style:paragraph-properties fo:text-align="justify" style:justify-single-word="false"/>
      <style:text-properties officeooo:rsid="0044d494" officeooo:paragraph-rsid="0044d494"/>
    </style:style>
    <style:style style:name="P25" style:family="paragraph" style:parent-style-name="Standard">
      <style:paragraph-properties fo:text-align="justify" style:justify-single-word="false"/>
      <style:text-properties officeooo:rsid="00477473" officeooo:paragraph-rsid="004d5139"/>
    </style:style>
    <style:style style:name="P26" style:family="paragraph" style:parent-style-name="Standard">
      <style:paragraph-properties fo:text-align="justify" style:justify-single-word="false"/>
      <style:text-properties officeooo:rsid="00477473" officeooo:paragraph-rsid="005b5c78"/>
    </style:style>
    <style:style style:name="P27" style:family="paragraph" style:parent-style-name="Standard">
      <style:paragraph-properties fo:text-align="justify" style:justify-single-word="false"/>
      <style:text-properties officeooo:rsid="005941dd" officeooo:paragraph-rsid="005941dd"/>
    </style:style>
    <style:style style:name="P28" style:family="paragraph" style:parent-style-name="Standard">
      <style:paragraph-properties fo:text-align="justify" style:justify-single-word="false"/>
      <style:text-properties officeooo:rsid="005cb8ee" officeooo:paragraph-rsid="005cb8ee"/>
    </style:style>
    <style:style style:name="P29" style:family="paragraph" style:parent-style-name="Standard">
      <style:paragraph-properties fo:text-align="justify" style:justify-single-word="false"/>
      <style:text-properties officeooo:rsid="0064cbdc" officeooo:paragraph-rsid="0064cbdc"/>
    </style:style>
    <style:style style:name="P30" style:family="paragraph" style:parent-style-name="Standard">
      <style:paragraph-properties fo:text-align="justify" style:justify-single-word="false"/>
      <style:text-properties officeooo:rsid="006861e0" officeooo:paragraph-rsid="006861e0"/>
    </style:style>
    <style:style style:name="P31" style:family="paragraph" style:parent-style-name="Standard">
      <style:paragraph-properties fo:text-align="justify" style:justify-single-word="false"/>
      <style:text-properties officeooo:rsid="0019e1d9" officeooo:paragraph-rsid="00404ebb"/>
    </style:style>
    <style:style style:name="P32" style:family="paragraph" style:parent-style-name="Standard">
      <style:paragraph-properties fo:text-align="justify" style:justify-single-word="false"/>
      <style:text-properties officeooo:rsid="001f89ce" officeooo:paragraph-rsid="004235d0"/>
    </style:style>
    <style:style style:name="P33" style:family="paragraph" style:parent-style-name="Standard">
      <style:paragraph-properties fo:text-align="justify" style:justify-single-word="false"/>
      <style:text-properties officeooo:rsid="004f3b53" officeooo:paragraph-rsid="004f3b53"/>
    </style:style>
    <style:style style:name="P34" style:family="paragraph" style:parent-style-name="Standard">
      <style:paragraph-properties fo:text-align="justify" style:justify-single-word="false"/>
      <style:text-properties officeooo:rsid="0049969f" officeooo:paragraph-rsid="004d5139"/>
    </style:style>
    <style:style style:name="P35" style:family="paragraph" style:parent-style-name="Standard">
      <style:paragraph-properties fo:text-align="justify" style:justify-single-word="false"/>
      <style:text-properties style:text-underline-style="none" officeooo:rsid="005a50b3" officeooo:paragraph-rsid="005941dd"/>
    </style:style>
    <style:style style:name="P36" style:family="paragraph" style:parent-style-name="Standard">
      <style:paragraph-properties fo:text-align="justify" style:justify-single-word="false"/>
      <style:text-properties style:text-underline-style="none" officeooo:rsid="00676269" officeooo:paragraph-rsid="005cb8ee"/>
    </style:style>
    <style:style style:name="P37" style:family="paragraph" style:parent-style-name="Standard">
      <style:text-properties fo:language="en" fo:country="GB" officeooo:rsid="006d0ff2" officeooo:paragraph-rsid="006d0ff2"/>
    </style:style>
    <style:style style:name="P38" style:family="paragraph" style:parent-style-name="Standard">
      <style:paragraph-properties fo:text-align="justify" style:justify-single-word="false"/>
      <style:text-properties officeooo:rsid="006f51d0" officeooo:paragraph-rsid="006f51d0"/>
    </style:style>
    <style:style style:name="P39" style:family="paragraph" style:parent-style-name="Standard">
      <style:paragraph-properties fo:text-align="justify" style:justify-single-word="false"/>
      <style:text-properties officeooo:rsid="0075e995" officeooo:paragraph-rsid="0075e995"/>
    </style:style>
    <style:style style:name="P40" style:family="paragraph" style:parent-style-name="Header">
      <style:text-properties fo:font-weight="bold" style:font-weight-asian="bold"/>
    </style:style>
    <style:style style:name="P41" style:family="paragraph" style:parent-style-name="Standard">
      <style:paragraph-properties fo:break-before="page"/>
    </style:style>
    <style:style style:name="P42" style:family="paragraph" style:parent-style-name="Subtitle">
      <style:text-properties fo:language="en" fo:country="GB"/>
    </style:style>
    <style:style style:name="P43" style:family="paragraph" style:parent-style-name="Contents_20_2">
      <style:paragraph-properties>
        <style:tab-stops>
          <style:tab-stop style:position="5.9929in" style:type="right" style:leader-style="dotted" style:leader-text="."/>
        </style:tab-stops>
      </style:paragraph-properties>
    </style:style>
    <style:style style:name="P44" style:family="paragraph" style:parent-style-name="Contents_20_1">
      <style:paragraph-properties>
        <style:tab-stops>
          <style:tab-stop style:position="5.9929in" style:type="right" style:leader-style="dotted" style:leader-text="."/>
        </style:tab-stops>
      </style:paragraph-properties>
    </style:style>
    <style:style style:name="P45"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1" fo:font-size="12pt" fo:font-weight="normal" officeooo:paragraph-rsid="00229f4f" fo:background-color="transparent" style:font-name-asian="Times New Roman1" style:font-name-complex="Times New Roman1"/>
    </style:style>
    <style:style style:name="P46" style:family="paragraph" style:parent-style-name="Standard">
      <style:paragraph-properties fo:margin-top="0.1945in" fo:margin-bottom="0.1945in" loext:contextual-spacing="false" fo:line-height="100%" fo:text-align="start" style:justify-single-word="false"/>
      <style:text-properties style:use-window-font-color="true" style:font-name="Times New Roman1" fo:font-size="18pt" fo:font-weight="bold" officeooo:paragraph-rsid="00229f4f" fo:background-color="transparent" style:font-name-asian="Times New Roman1" style:font-name-complex="Times New Roman1"/>
    </style:style>
    <style:style style:name="P47" style:family="paragraph" style:parent-style-name="Standard">
      <style:text-properties officeooo:paragraph-rsid="000f49fb"/>
    </style:style>
    <style:style style:name="P48" style:family="paragraph" style:parent-style-name="Standard" style:list-style-name="L1">
      <style:paragraph-properties fo:text-align="justify" style:justify-single-word="false"/>
      <style:text-properties officeooo:rsid="001a87db" officeooo:paragraph-rsid="00210706"/>
    </style:style>
    <style:style style:name="P49" style:family="paragraph" style:parent-style-name="Standard" style:list-style-name="L1">
      <style:paragraph-properties fo:text-align="justify" style:justify-single-word="false"/>
      <style:text-properties officeooo:rsid="0025ed8a" officeooo:paragraph-rsid="0025ed8a"/>
    </style:style>
    <style:style style:name="P50" style:family="paragraph" style:parent-style-name="Standard">
      <style:text-properties officeooo:paragraph-rsid="0079dc70"/>
    </style:style>
    <style:style style:name="P51" style:family="paragraph" style:parent-style-name="Standard" style:list-style-name="L2">
      <style:paragraph-properties fo:margin-left="-0.25in" fo:margin-right="0in" fo:line-height="100%" fo:text-align="justify" style:justify-single-word="false" fo:text-indent="0.25in" style:auto-text-indent="false"/>
      <style:text-properties style:use-window-font-color="true" style:font-name="Times New Roman1" fo:font-size="12pt" fo:font-weight="normal" officeooo:paragraph-rsid="00229f4f" fo:background-color="transparent" style:font-name-asian="Times New Roman1" style:font-name-complex="Times New Roman1"/>
    </style:style>
    <style:style style:name="P52" style:family="paragraph" style:parent-style-name="Standard" style:list-style-name="L3">
      <style:paragraph-properties fo:margin-left="-0.25in" fo:margin-right="0in" fo:line-height="100%" fo:text-align="justify" style:justify-single-word="false" fo:text-indent="0.25in" style:auto-text-indent="false"/>
      <style:text-properties style:use-window-font-color="true" style:font-name="Times New Roman1" fo:font-size="12pt" fo:font-weight="normal" officeooo:paragraph-rsid="00229f4f" fo:background-color="transparent" style:font-name-asian="Times New Roman1" style:font-name-complex="Times New Roman1"/>
    </style:style>
    <style:style style:name="P53" style:family="paragraph" style:parent-style-name="Standard" style:list-style-name="L4">
      <style:paragraph-properties fo:margin-left="-0.25in" fo:margin-right="0in" fo:line-height="100%" fo:text-align="justify" style:justify-single-word="false" fo:text-indent="0.25in" style:auto-text-indent="false"/>
      <style:text-properties style:use-window-font-color="true" style:font-name="Times New Roman1" fo:font-size="12pt" fo:font-weight="normal" officeooo:paragraph-rsid="00229f4f" fo:background-color="transparent" style:font-name-asian="Times New Roman1" style:font-name-complex="Times New Roman1"/>
    </style:style>
    <style:style style:name="P54" style:family="paragraph" style:parent-style-name="Heading_20_2">
      <style:text-properties officeooo:paragraph-rsid="00210706"/>
    </style:style>
    <style:style style:name="P55" style:family="paragraph" style:parent-style-name="Heading_20_1" style:master-page-name="Standard">
      <style:paragraph-properties fo:margin-top="0in" fo:margin-bottom="0.1945in" loext:contextual-spacing="false" style:page-number="auto"/>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en" fo:country="GB" officeooo:paragraph-rsid="00210706"/>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style:font-name="Verdana" fo:font-size="7.5pt" fo:language="es" fo:country="ES" fo:font-style="italic" officeooo:rsid="0079dc70" style:font-name-asian="Times New Roman" style:font-size-asian="7.5pt" style:language-asian="en" style:country-asian="US" style:font-style-asian="italic" style:font-name-complex="Verdana" style:font-size-complex="7.5pt" style:language-complex="en" style:country-complex="US"/>
    </style:style>
    <style:style style:name="T3" style:family="text">
      <style:text-properties fo:language="en" fo:country="GB"/>
    </style:style>
    <style:style style:name="T4" style:family="text">
      <style:text-properties fo:font-size="22pt" style:font-size-asian="22pt"/>
    </style:style>
    <style:style style:name="T5" style:family="text">
      <style:text-properties fo:language="en" fo:country="US" style:language-asian="en" style:country-asian="US"/>
    </style:style>
    <style:style style:name="T6" style:family="text">
      <style:text-properties officeooo:rsid="001350c3"/>
    </style:style>
    <style:style style:name="T7" style:family="text">
      <style:text-properties officeooo:rsid="00154d13"/>
    </style:style>
    <style:style style:name="T8" style:family="text">
      <style:text-properties officeooo:rsid="001885ae"/>
    </style:style>
    <style:style style:name="T9" style:family="text">
      <style:text-properties officeooo:rsid="0018986d"/>
    </style:style>
    <style:style style:name="T10" style:family="text">
      <style:text-properties officeooo:rsid="00196f9b"/>
    </style:style>
    <style:style style:name="T11" style:family="text">
      <style:text-properties officeooo:rsid="0019e1d9"/>
    </style:style>
    <style:style style:name="T12" style:family="text">
      <style:text-properties officeooo:rsid="001b77bb"/>
    </style:style>
    <style:style style:name="T13" style:family="text">
      <style:text-properties fo:font-style="italic" style:font-style-asian="italic" style:font-style-complex="italic"/>
    </style:style>
    <style:style style:name="T14" style:family="text">
      <style:text-properties fo:font-style="italic" officeooo:rsid="00196f9b" style:font-style-asian="italic" style:font-style-complex="italic"/>
    </style:style>
    <style:style style:name="T15" style:family="text">
      <style:text-properties fo:font-style="italic" officeooo:rsid="002cfe90" style:font-style-asian="italic" style:font-style-complex="italic"/>
    </style:style>
    <style:style style:name="T16" style:family="text">
      <style:text-properties fo:font-style="italic" officeooo:rsid="0038d705" style:font-style-asian="italic" style:font-style-complex="italic"/>
    </style:style>
    <style:style style:name="T17" style:family="text">
      <style:text-properties fo:font-style="italic" officeooo:rsid="001f89ce" style:font-style-asian="italic" style:font-style-complex="italic"/>
    </style:style>
    <style:style style:name="T18" style:family="text">
      <style:text-properties fo:font-style="italic" officeooo:rsid="00477a4c" style:font-style-asian="italic" style:font-style-complex="italic"/>
    </style:style>
    <style:style style:name="T19" style:family="text">
      <style:text-properties fo:font-style="italic" officeooo:rsid="0049969f" style:font-style-asian="italic" style:font-style-complex="italic"/>
    </style:style>
    <style:style style:name="T20" style:family="text">
      <style:text-properties fo:font-style="italic" officeooo:rsid="00477473"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officeooo:rsid="001f89ce"/>
    </style:style>
    <style:style style:name="T23" style:family="text">
      <style:text-properties officeooo:rsid="001a87db"/>
    </style:style>
    <style:style style:name="T24" style:family="text">
      <style:text-properties officeooo:rsid="001c3de9"/>
    </style:style>
    <style:style style:name="T25" style:family="text">
      <style:text-properties officeooo:rsid="0025debc"/>
    </style:style>
    <style:style style:name="T26" style:family="text">
      <style:text-properties officeooo:rsid="0025ed8a"/>
    </style:style>
    <style:style style:name="T27" style:family="text">
      <style:text-properties officeooo:rsid="00272be1"/>
    </style:style>
    <style:style style:name="T28" style:family="text">
      <style:text-properties officeooo:rsid="0028e4af"/>
    </style:style>
    <style:style style:name="T29" style:family="text">
      <style:text-properties officeooo:rsid="0029d332"/>
    </style:style>
    <style:style style:name="T30" style:family="text">
      <style:text-properties officeooo:rsid="002b8749"/>
    </style:style>
    <style:style style:name="T31" style:family="text">
      <style:text-properties officeooo:rsid="002cfe90"/>
    </style:style>
    <style:style style:name="T32" style:family="text">
      <style:text-properties officeooo:rsid="0034f37f"/>
    </style:style>
    <style:style style:name="T33" style:family="text">
      <style:text-properties officeooo:rsid="00370da2"/>
    </style:style>
    <style:style style:name="T34" style:family="text">
      <style:text-properties officeooo:rsid="0044e6da"/>
    </style:style>
    <style:style style:name="T35" style:family="text">
      <style:text-properties officeooo:rsid="0046e755"/>
    </style:style>
    <style:style style:name="T36" style:family="text">
      <style:text-properties officeooo:rsid="0049969f"/>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5a50b3"/>
    </style:style>
    <style:style style:name="T40" style:family="text">
      <style:text-properties style:text-underline-style="none" officeooo:rsid="005f29ab"/>
    </style:style>
    <style:style style:name="T41" style:family="text">
      <style:text-properties style:text-underline-style="none" officeooo:rsid="00638362"/>
    </style:style>
    <style:style style:name="T42" style:family="text">
      <style:text-properties style:text-underline-style="none" officeooo:rsid="00676269"/>
    </style:style>
    <style:style style:name="T43" style:family="text">
      <style:text-properties style:text-underline-style="none" officeooo:rsid="00698fc1"/>
    </style:style>
    <style:style style:name="T44" style:family="text">
      <style:text-properties style:text-underline-style="none" officeooo:rsid="006b7168"/>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bold" officeooo:rsid="00154d13" style:font-size-asian="14pt" style:font-weight-asian="bold" style:font-size-complex="14pt" style:font-weight-complex="bold"/>
    </style:style>
    <style:style style:name="T47" style:family="text">
      <style:text-properties fo:font-size="14pt" fo:font-weight="bold" officeooo:rsid="00650f72" style:font-size-asian="14pt" style:font-weight-asian="bold" style:font-size-complex="14pt" style:font-weight-complex="bold"/>
    </style:style>
    <style:style style:name="T48" style:family="text">
      <style:text-properties officeooo:rsid="0070ce94"/>
    </style:style>
    <style:style style:name="fr1" style:family="graphic" style:parent-style-name="OLE">
      <style:graphic-properties style:vertical-pos="top" style:vertical-rel="baseline" draw:ole-draw-aspect="1" draw:visible-area-width="1.9689in" draw:visible-area-height="1.9689in"/>
    </style:style>
    <style:style style:name="Sect1" style:family="section">
      <style:section-properties style:editable="false">
        <style:columns fo:column-count="1" fo:column-gap="0in"/>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h text:style-name="Heading_20_1" text:outline-level="1">Requirements Analysis Document</text:h>
      <text:p text:style-name="P42"/>
      <text:p text:style-name="Subtitle"><text:span text:style-name="T3">Application</text:span>: <text:span text:style-name="T8">Coorse</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Date: <text:span text:style-name="T8">14-2-2017</text:span></text:p>
      <text:p text:style-name="P41"/>
      <text:h text:style-name="Heading_20_1" text:outline-level="1"/>
      <text:p text:style-name="P4"><text:span text:style-name="Strong_20_Emphasis"><text:span text:style-name="T4">Index</text:span></text:span></text:p>
      <text:p text:style-name="P44"><text:span text:style-name="Strong_20_Emphasis"><text:span text:style-name="T4"/></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_Toc441401310" text:style-name="Index_20_Link" text:visited-style-name="Index_20_Link"><text:span text:style-name="T5">1. Introduction<text:tab/>3</text:span></text:a></text:p>
          <text:p text:style-name="P43"><text:a xlink:type="simple" xlink:href="#__RefHeading___Toc441401311" text:style-name="Index_20_Link" text:visited-style-name="Index_20_Link"><text:span text:style-name="T5">1.1 Purpose of the system<text:tab/>3</text:span></text:a></text:p>
          <text:p text:style-name="P43"><text:a xlink:type="simple" xlink:href="#__RefHeading___Toc441401312" text:style-name="Index_20_Link" text:visited-style-name="Index_20_Link"><text:span text:style-name="T5">1.2 Scope of the system<text:tab/>3</text:span></text:a></text:p>
          <text:p text:style-name="P43"><text:a xlink:type="simple" xlink:href="#__RefHeading___Toc441401313" text:style-name="Index_20_Link" text:visited-style-name="Index_20_Link"><text:span text:style-name="T5">1.3 Objectives and success criteria of the project<text:tab/>3</text:span></text:a></text:p>
          <text:p text:style-name="P43"><text:a xlink:type="simple" xlink:href="#__RefHeading___Toc441401314" text:style-name="Index_20_Link" text:visited-style-name="Index_20_Link"><text:span text:style-name="T5">1.4 Definitions, Acronyms, and abbreviations<text:tab/>3</text:span></text:a></text:p>
          <text:p text:style-name="P44"><text:a xlink:type="simple" xlink:href="#__RefHeading___Toc441401315" text:style-name="Index_20_Link" text:visited-style-name="Index_20_Link"><text:span text:style-name="T5">2. System Description<text:tab/>4</text:span></text:a></text:p>
          <text:p text:style-name="P43"><text:a xlink:type="simple" xlink:href="#__RefHeading___Toc441401316" text:style-name="Index_20_Link" text:visited-style-name="Index_20_Link"><text:span text:style-name="T5">2.1 Functional Requirements<text:tab/>4</text:span></text:a></text:p>
          <text:p text:style-name="P43"><text:a xlink:type="simple" xlink:href="#__RefHeading___Toc441401317" text:style-name="Index_20_Link" text:visited-style-name="Index_20_Link"><text:span text:style-name="T5">2.2 Non-functional Requirements<text:tab/>4</text:span></text:a></text:p>
          <text:p text:style-name="P44"><text:a xlink:type="simple" xlink:href="#__RefHeading___Toc441401318" text:style-name="Index_20_Link" text:visited-style-name="Index_20_Link"><text:span text:style-name="T5">3. Use Cases<text:tab/>5</text:span></text:a></text:p>
          <text:p text:style-name="P43"><text:a xlink:type="simple" xlink:href="#__RefHeading___Toc441401319" text:style-name="Index_20_Link" text:visited-style-name="Index_20_Link"><text:span text:style-name="T5">3.1 Use Case diagram<text:tab/>5</text:span></text:a></text:p>
          <text:p text:style-name="P43"><text:a xlink:type="simple" xlink:href="#__RefHeading___Toc441401320" text:style-name="Index_20_Link" text:visited-style-name="Index_20_Link"><text:span text:style-name="T5">3.2 Use case descriptions<text:tab/>5</text:span></text:a></text:p>
          <text:p text:style-name="P43"><text:a xlink:type="simple" xlink:href="#__RefHeading___Toc441401321" text:style-name="Index_20_Link" text:visited-style-name="Index_20_Link"><text:span text:style-name="T5">3.2.1 Use Case &lt;name&gt;<text:tab/>5</text:span></text:a></text:p>
          <text:p text:style-name="P44"><text:a xlink:type="simple" xlink:href="#__RefHeading___Toc441401322" text:style-name="Index_20_Link" text:visited-style-name="Index_20_Link"><text:span text:style-name="T5">4. Mockups<text:tab/>6</text:span></text:a></text:p>
        </text:index-body>
      </text:table-of-content>
      <text:p text:style-name="P5"/>
      <text:h text:style-name="P57" text:outline-level="1">1. Introduction</text:h>
      <text:h text:style-name="P54" text:outline-level="2">1.1 Purpose of the system</text:h>
      <text:p text:style-name="P21"><text:span text:style-name="T13">Coorse</text:span> <text:span text:style-name="T23">enables professors to create courses and manage them. They can create units and subunits, and inside them they can create exercises and notes. Students have to apply for this courses and the professor must decide whether he accepts him or not. Students have to complete exercises and they get the corrections and marks after that.</text:span></text:p>
      <text:h text:style-name="P54" text:outline-level="2">1.2 Scope of the syste<text:span text:style-name="T28">m</text:span></text:h>
      <text:p text:style-name="P21">Our application is expected to provide an easy access platform for education centers. It helps professors organize their courses and it gives an easy way to students to access resources <text:span text:style-name="T27">such as notes or exercises</text:span>.</text:p>
      <text:h text:style-name="P54" text:outline-level="2">1.3 Objectives and success criteria of the project</text:h>
      <text:p text:style-name="P18">The success of this application is <text:span text:style-name="T25">achieved</text:span> by <text:span text:style-name="T26">completing</text:span> the <text:span text:style-name="T25">following</text:span> points:</text:p>
      <text:p text:style-name="P18"/>
      <text:list xml:id="list6029078659938331695" text:style-name="L1">
        <text:list-item>
          <text:p text:style-name="P48">Creation of courses, units, subunits, <text:span text:style-name="T26">notes and exercises </text:span>by professors</text:p>
        </text:list-item>
        <text:list-item>
          <text:p text:style-name="P48">Students being able to do exercises, get their marks <text:span text:style-name="T26">and their exam corrected</text:span></text:p>
        </text:list-item>
        <text:list-item>
          <text:p text:style-name="P49">Store and show some statistics on every course about the progress of every student to students and professors</text:p>
        </text:list-item>
      </text:list>
      <text:h text:style-name="P54" text:outline-level="2">1.4 Definitions, Acronyms, and abbreviations</text:h>
      <text:p text:style-name="P37">The language used throughout the document is exempted of technicisms and any other kind of word or aconym that may be not understood.</text:p>
      <text:h text:style-name="P56"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7">s</text:span><text:bookmark-end text:name="__RefHeading___Toc441401316"/></text:h>
      <text:p text:style-name="P7">In this application, there are two types of users:</text:p>
      <text:p text:style-name="P7"/>
      <text:p text:style-name="P7">-<text:tab/><text:span text:style-name="T46">2.1.1 </text:span><text:span text:style-name="T45">Student</text:span>: The student user launches the application to see the available courses at the moment, and to work and use the information displayed on the courses where he is registered. He also can see his progress on every <text:span text:style-name="T6">course.</text:span></text:p>
      <text:p text:style-name="P7"/>
      <text:p text:style-name="P8">Here are all the functional requirements for every student's account:</text:p>
      <text:p text:style-name="P7"/>
      <text:p text:style-name="P8">2.1.1.1<text:tab/><text:span text:style-name="T13">Credentials</text:span>: Every student account has a <text:span text:style-name="T9">name, ID, user name, password and email. This information is given to the students, and it can’t be changed (maybe as an optional requirement).</text:span></text:p>
      <text:p text:style-name="P8"/>
      <text:p text:style-name="P9">2.1.1.2 <text:span text:style-name="T14">Register into any </text:span><text:span text:style-name="T16">existing</text:span><text:span text:style-name="T14"> course</text:span><text:span text:style-name="T10">: Every student must be able to enroll in any course he wants, although the professor is the one who accept him in the requested course. After entering the course, the student can’t leave it, he just can be expelled. If he is expelled, he can apply for entering the course again, and the professor is able to readmit him or not.</text:span></text:p>
      <text:p text:style-name="P9"/>
      <text:p text:style-name="P12">2.1.1.3 <text:span text:style-name="T20">Do</text:span><text:span text:style-name="T13"> exercises and read notes</text:span>: When a student is accepted into a course, he can interact with all the information displayed of that course. He can read notes, do exercises <text:span text:style-name="T11">just one time</text:span> <text:span text:style-name="T11">(when he is able to, just in specific and given days), although he can exit the exercise without saving what he have done (just by canceling the exercise) and after that, restarting it again (if he access before the expiration time of the exercise). When he finally finish the exercise, his answers are saved (so the professor can see what he has answered and the student is able to see in a future what he answered).</text:span></text:p>
      <text:p text:style-name="P12"/>
      <text:p text:style-name="P31">After doing an exercise, and after the expiration day and time, the student is able to see whenever he wants his mark on the exercise, every questions with the text of the question, what he answered to that question and the correct answer, and it’s punctuation on every question.</text:p>
      <text:p text:style-name="P11"/>
      <text:p text:style-name="P13">2.1.1.4 <text:span text:style-name="T13">Recei</text:span><text:span text:style-name="T18">ve</text:span><text:span text:style-name="T13"> relevant notifications</text:span>: <text:span text:style-name="T12">Every student receives an email to his email account (the one given with his credentials) when he is accepted into a course (that he has applied for it before), when a unit is opened (it was hidden before or maybe it didn’t exist and the professor has created it) and when a note or an exercise of a course where he is </text:span><text:soft-page-break/><text:span text:style-name="T12">enrolled appear (the same that before, maybe it was hidden or the professor has just created it)</text:span></text:p>
      <text:p text:style-name="P13"/>
      <text:p text:style-name="P14">2.1.1.5 <text:span text:style-name="T13">See his progress on every course</text:span>: when the student access to any of the courses where he is enrolled, he is able to see his marks on the exercises that he have done, and his global mark of that course. <text:span text:style-name="T30">He can also see the relevance of every exercise on the global mark.</text:span></text:p>
      <text:p text:style-name="P7"/>
      <text:p text:style-name="P7">-<text:tab/><text:span text:style-name="T46">2.1.2 Professor</text:span>: The <text:span text:style-name="T31">professor</text:span> user launches the application in order to edit the courses available, <text:span text:style-name="T6">making exercises and deciding what he wants to be open for students and what not. He also can see different stats of every course, which are detailed below.</text:span></text:p>
      <text:p text:style-name="P7"/>
      <text:p text:style-name="P15">Here are all the functional requirements for the <text:span text:style-name="T31">professor</text:span> account:</text:p>
      <text:p text:style-name="P15"/>
      <text:p text:style-name="P22">2.1.2.1 <text:span text:style-name="T13">Credentials</text:span>: <text:span text:style-name="T31">As there is only one professor account, every professor who wants to access </text:span><text:span text:style-name="T15">Coorse</text:span><text:span text:style-name="T31"> must login with the same credentials. This account just has a user name and a password. As a consequence of this, </text:span><text:span text:style-name="T15">Coorse</text:span><text:span text:style-name="T31"> just admits one professor at a time. This user name and password can’t be changed.</text:span></text:p>
      <text:p text:style-name="P15"/>
      <text:p text:style-name="P17">2.1.2.<text:span text:style-name="T29">2</text:span> <text:span text:style-name="T13">Creat</text:span><text:span text:style-name="T19">e</text:span><text:span text:style-name="T13"> courses, units (and subunits, which are units that are inside an existing unit), notes, and exercises</text:span>:<text:span text:style-name="T22"> To create a course, the professor just needs to give it a name. After that, the course will have been created, and it will appear on the main page of </text:span><text:span text:style-name="T17">Coorse</text:span><text:span text:style-name="T22"> (the first page you see after logging in). There is no limitation of number of students. When a course is created, students can apply for entering that course. Every course will have a list of students enrolled to it (which the professor can see) that changes if a student is expelled or if a student is (re)admitted.</text:span></text:p>
      <text:p text:style-name="P16"/>
      <text:p text:style-name="P32">To create an unit, the professor just needs to give it a name and decide where he wants to create it (inside an specific course or even inside another unit, which is obviously inside a course). Inside an unit, there can be exercises, notes and other units (which are created the same way). Notes are just plain text, and the professor can edit or delete them whenever he wants. To decide where to create notes, is the same as with units. To create an exercise, there is an exercise editor available (which is explained in detail below).</text:p>
      <text:p text:style-name="P16"/>
      <text:p text:style-name="P24">Units, exercises and notes can be hidden or not. This means the professor chooses if he wants a note/exercise/unit to be visible for students or not, <text:span text:style-name="T35">so if it’s invisible, they can’t see or access them</text:span>. <text:span text:style-name="T34">If an unit is hidden, everything inside it will be hidden.</text:span></text:p>
      <text:p text:style-name="P24"/>
      <text:p text:style-name="P26">2.1.2.3 <text:span text:style-name="T19">Use an e</text:span><text:span text:style-name="T13">xercise editor</text:span>: <text:span text:style-name="T36">In order to make it easier for professors to create exercises, </text:span><text:span text:style-name="T19">Coorse</text:span><text:span text:style-name="T36"> has an exercise editor where professors can create easily and comfortably their exercises. The professor decides the name of the exercise, where to create it, the relevance on the global mark of the course of that exercise, the relevance of </text:span><text:soft-page-break/><text:span text:style-name="T36">every question of the exercise (the number of points of every question), when students are able to do the exercise (start day and time) and when not (expiration day and time), <text:s/>the type of questions (there are 4 types; unique choice, true-false, multiple choice and text questions where students must write), the solution (or solutions) of them, the different possible answers of the questions, the penalty for not answering correctly a question (maybe you just have 0 points on a question that you answered wrongly or maybe it can subtracts 1 point of you exercise mark) and whether he wants a certain order for the questions for everybody or a random order of the questions for each student (he can also do that with the order of the different answers of a question).</text:span></text:p>
      <text:p text:style-name="P25"/>
      <text:p text:style-name="P33">Your answer of a question is incorrect if it isn’t the exact solution of the question (which was previously given by the professor). In the multiple choice type of questions, there is an option for student to clean his answers. The expiration date can be changed by the professor at any moment, and after the expiration date, students mustn’t be able to do the exercise.</text:p>
      <text:p text:style-name="P25"/>
      <text:p text:style-name="P34">Every exercise is punctuated from 0 to 10. As the professor chooses a penalty for not answering right a question of the exercise, although the final mark of the exercise is under 0 (cause he has chosen a penalty that subtracts points), the final mark of the exercise of that student will be a 0. When students do an exercise (and finish it, saving their answers), it will be automatically corrected (as the professor has given all the information needed for this), and different statistics of the exercises done by students must be stored and showed before to the professor (those are explained below).</text:p>
      <text:p text:style-name="P15"/>
      <text:p text:style-name="P15"/>
      <text:p text:style-name="P27">2.1.2.4 <text:span text:style-name="T13">Modify an exercise</text:span>: If an exercise is already created, the professor is able to modify any part of it by using the exercise editor, for example the expiration date. If a student has already done an exercise (so their answers have been saved), the professor can’t change <text:span text:style-name="T37">anything about questions</text:span><text:span text:style-name="T39">(before that, there is no problem).</text:span></text:p>
      <text:p text:style-name="P35"/>
      <text:p text:style-name="P28"><text:span text:style-name="T39">2.</text:span><text:span text:style-name="T38">1.2.5 </text:span><text:span text:style-name="T21">Admit students in courses</text:span><text:span text:style-name="T38">: The professor, after a student </text:span><text:span text:style-name="T40">has applied for entering a course, can decide to accept his request </text:span><text:span text:style-name="T41">or to decline it. He is able to expel a student, and to readmit him later. </text:span><text:span text:style-name="T42">The professor has a list with all this requests from students.</text:span></text:p>
      <text:p text:style-name="P36"/>
      <text:p text:style-name="P30"><text:span text:style-name="T42">2.</text:span><text:span text:style-name="T38">1.2.6 </text:span><text:span text:style-name="T21">See the progress of his students</text:span><text:span text:style-name="T38">: On every course, the professor is able to see some statistics, based on the answers </text:span><text:span text:style-name="T43">of the exercises </text:span><text:span text:style-name="T38">sen</text:span><text:span text:style-name="T43">t</text:span><text:span text:style-name="T38"> by the students enrolled in that course. </text:span><text:span text:style-name="T43">This statistics are from each exercise and from the course in general. In a general view, it must appear the global mark and the different marks of the exercises of each student enrolled in that course. In every exercise, statistics provided to the professor </text:span><text:span text:style-name="T44">consists on information about each question, as</text:span><text:span text:style-name="T43"> the number of students </text:span><text:span text:style-name="T44">that answered, the number of students that didn’t answer, the number of students that answered correctly and the number of students that answered incorrectly.</text:span></text:p>
      <text:p text:style-name="P15"><text:soft-page-break/></text:p>
      <text:p text:style-name="P23"><text:span text:style-name="T13">Coorse</text:span> application works with up to one student and one <text:span text:style-name="T33">professor</text:span> at a time. <text:span text:style-name="T32">All changes made are saved, so when you login again, everything stays the same way it did before closing it.</text:span></text:p>
      <text:p text:style-name="P23"/>
      <text:p text:style-name="P29"><text:span text:style-name="T47">2.1.3 </text:span><text:span text:style-name="T45">Optional </text:span><text:span text:style-name="T47">Capabilities</text:span></text:p>
      <text:p text:style-name="P29"/>
      <text:p text:style-name="P38">There are several functionalities that may be implemented. Just to show a few of the possible ones, <text:span text:style-name="T13">Coorse</text:span> can calculate, on every exercise, the average mark of an exercise based on the marks of all students. Proffesor may be able to choose and change the settings of the notifications sent to students, so whenever he opens (make it visible for students) an exercise or a note, maybe he can change sending an email every time he do that. <text:span text:style-name="T48">It is possible also to create forums where people can ask for information or help, and maybe students can send messages to other students or to teachers.</text:span></text:p>
      <text:h text:style-name="Heading_20_2" text:outline-level="2"><text:bookmark-start text:name="__RefHeading___Toc441401317"/>2.2 Non-functional Requirements<text:bookmark-end text:name="__RefHeading___Toc441401317"/></text:h>
      <text:p text:style-name="P18">2.2.1 Usability:</text:p>
      <text:p text:style-name="P18"><text:span text:style-name="T24">Almost e</text:span>verything is managed through the mouse. To open a course you must click on it. The same applies to access unit<text:span text:style-name="T24">s, subunits and exercises. The only situation where you are required to use a keyboard is if the exercise asks for it, giving you an open question. Also it may be implemented any kind of searcher in order to navigate through the courses and units faster (or to access somewhere you don’t know exactly where it is, just by writing its name).</text:span></text:p>
      <text:p text:style-name="P18"/>
      <text:p text:style-name="P19">2.2.2 Reliability:</text:p>
      <text:p text:style-name="P19">The application must handle as many courses as the professors want, a group of 10-15 professors and a group of 100-1000 students.</text:p>
      <text:p text:style-name="P19"/>
      <text:p text:style-name="P19">2.2.3 Performance:</text:p>
      <text:p text:style-name="P19">The application shouldn't have any performance constraints and user interaction shouldn't cause any visible disturbance</text:p>
      <text:p text:style-name="P19"/>
      <text:p text:style-name="P39">2.2.4 Maintainability and portability:</text:p>
      <text:p text:style-name="P39">As the application <text:span text:style-name="T13">Coorse</text:span> is going to be implemented using java language, it is compatible with Windows, Linux and lots of different operative systems.</text:p>
      <text:h text:style-name="P56"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6"><text:soft-page-break/><draw:frame draw:style-name="fr1" draw:name="1" text:anchor-type="as-char" svg:width="5.5728in" style:rel-width="scale" svg:height="14.0417in" style:rel-height="scale" draw:z-index="0"><draw:object-ole xlink:href="./Object 1" xlink:type="simple" xlink:show="embed" xlink:actuate="onLoad"/><draw:image xlink:href="./ObjectReplacements/Object 1" xlink:type="simple" xlink:show="embed" xlink:actuate="onLoad"/><svg:desc>OLE-object</svg:desc></draw:frame></text:p>
      <text:h text:style-name="Heading_20_2" text:outline-level="2"><text:bookmark-start text:name="__RefHeading___Toc441401320"/><text:soft-page-break/>3.2 Use case descriptions<text:bookmark-end text:name="__RefHeading___Toc441401320"/></text:h>
      <text:p text:style-name="P46">3.2.1 Use Case: Solving an exercise</text:p>
      <text:p text:style-name="P20">Primary Actor : A student</text:p>
      <text:p text:style-name="P20">Stakeholders and Goals:</text:p>
      <text:p text:style-name="P45">Student: Doing an exercise</text:p>
      <text:p text:style-name="P45">Professor: Makes the exercise, and reviews the mark</text:p>
      <text:p text:style-name="P20">Preconditions:</text:p>
      <text:p text:style-name="P45">The student must be registered in the course, the exercise must be visible.</text:p>
      <text:p text:style-name="P20">Success guarantee (Post-conditions):</text:p>
      <text:p text:style-name="P45">The student's answers are recorded and matched with the correct solution. A notification will be send to the student with his mark.</text:p>
      <text:p text:style-name="P20">Main Success Scenario:</text:p>
      <text:list xml:id="list5895603036410865350" text:style-name="L2">
        <text:list-item>
          <text:p text:style-name="P51">The student selects an exercises</text:p>
        </text:list-item>
        <text:list-item>
          <text:p text:style-name="P51">The student completes all the questions</text:p>
        </text:list-item>
        <text:list-item>
          <text:p text:style-name="P51">The system compares the student's answers with the solutions provided by the professor</text:p>
        </text:list-item>
        <text:list-item>
          <text:p text:style-name="P51">The system notifies the student with the mark</text:p>
        </text:list-item>
      </text:list>
      <text:p text:style-name="P20">Extensions (Alternative paths):</text:p>
      <text:p text:style-name="P45">--</text:p>
      <text:p text:style-name="P20">Special Requirements:</text:p>
      <text:p text:style-name="P20"><text:tab/>The student must solve the exercise before the expiration date</text:p>
      <text:p text:style-name="P20">Technology and Data Variations List:</text:p>
      <text:p text:style-name="P45">--</text:p>
      <text:p text:style-name="P20">Frequency:</text:p>
      <text:p text:style-name="P45">One for each student and each exercise.</text:p>
      <text:p text:style-name="P20">Open Issues:</text:p>
      <text:p text:style-name="P45">--</text:p>
      <text:p text:style-name="P46">3.2.2 Use Case: Creating an exercise</text:p>
      <text:p text:style-name="P20">Primary Actor : A professor</text:p>
      <text:p text:style-name="P20">Stakeholders and Goals:</text:p>
      <text:p text:style-name="P45">Professor: Making the exercise</text:p>
      <text:p text:style-name="P20">Preconditions:</text:p>
      <text:p text:style-name="P45">The professor must be log on with the professor account</text:p>
      <text:p text:style-name="P20">Success guarantee (Post-conditions):</text:p>
      <text:p text:style-name="P45">The exercise must be created and the solution provided</text:p>
      <text:p text:style-name="P20">Main Success Scenario:</text:p>
      <text:list xml:id="list5684396149798067106" text:style-name="L3">
        <text:list-item>
          <text:p text:style-name="P52"><text:soft-page-break/>The professor opens the desired unit in the desired course.</text:p>
        </text:list-item>
        <text:list-item>
          <text:p text:style-name="P52">The professor creates the questions, choosing between multiple choice questions with only one answer, multiple choice questions with several answers and open questions. </text:p>
        </text:list-item>
        <text:list-item>
          <text:p text:style-name="P52">For each question, the professor provides the question itself, the correct answer and the weight on the mark.</text:p>
        </text:list-item>
        <text:list-item>
          <text:p text:style-name="P52">The professor sets an expiration date.</text:p>
        </text:list-item>
        <text:list-item>
          <text:p text:style-name="P52">The professor decides if the exercise is visible or not.</text:p>
        </text:list-item>
      </text:list>
      <text:p text:style-name="P20">Extensions (Alternative paths):</text:p>
      <text:p text:style-name="P45">The professor chooses the type of question for each one. The professor decides if he wants the exercise to be visible or invisible.</text:p>
      <text:p text:style-name="P20">Special Requirements:</text:p>
      <text:p text:style-name="P20"><text:tab/>--</text:p>
      <text:p text:style-name="P20">Technology and Data Variations List:</text:p>
      <text:p text:style-name="P45">--</text:p>
      <text:p text:style-name="P20">Frequency:</text:p>
      <text:p text:style-name="P20"><text:tab/>As many as the professor wants</text:p>
      <text:p text:style-name="P20">Open Issues:</text:p>
      <text:p text:style-name="P45">Implementing other question types, such as essay questions.</text:p>
      <text:p text:style-name="P46">3.2.1 Use Case: Modifying an exercise</text:p>
      <text:p text:style-name="P20">Primary Actor : A professor</text:p>
      <text:p text:style-name="P20">Stakeholders and Goals:</text:p>
      <text:p text:style-name="P45">Professor: Modifies the exercise</text:p>
      <text:p text:style-name="P20">Preconditions:</text:p>
      <text:p text:style-name="P45">The exercise must exist. No student have done the exercise.</text:p>
      <text:p text:style-name="P20">Success guarantee (Post-conditions):</text:p>
      <text:p text:style-name="P45">The question or questions are changed successfully</text:p>
      <text:p text:style-name="P20">Main Success Scenario:</text:p>
      <text:list xml:id="list8394557371059355794" text:style-name="L4">
        <text:list-item>
          <text:p text:style-name="P53">The student selects an exercises</text:p>
        </text:list-item>
        <text:list-item>
          <text:p text:style-name="P53">The student completes all the questions</text:p>
        </text:list-item>
        <text:list-item>
          <text:p text:style-name="P53">The system compares the student's answers with the solutions provided by the professor</text:p>
        </text:list-item>
        <text:list-item>
          <text:p text:style-name="P53">The system notifies the student with the mark</text:p>
        </text:list-item>
      </text:list>
      <text:p text:style-name="P20">Extensions (Alternative paths):</text:p>
      <text:p text:style-name="P45">--</text:p>
      <text:p text:style-name="P20">Special Requirements:</text:p>
      <text:p text:style-name="P20"><text:tab/>The student must solve the exercise before the expiration date</text:p>
      <text:p text:style-name="P20">Technology and Data Variations List:</text:p>
      <text:p text:style-name="P45">--</text:p>
      <text:p text:style-name="P20">Frequency:</text:p>
      <text:p text:style-name="P45"><text:soft-page-break/>One for each student and each exercise.</text:p>
      <text:p text:style-name="P20">Open Issues:</text:p>
      <text:p text:style-name="P45">--</text:p>
      <text:h text:style-name="P56" text:outline-level="1"><text:bookmark-start text:name="__RefHeading___Toc441401322"/>4. Mockups<text:bookmark-end text:name="__RefHeading___Toc441401322"/></text:h>
      <text:p text:style-name="P6">Include mockup visualizations of the application user interface. The mockups should cover all the application functionality, and should include indications (e.g., clicking a button, selecting a menu item) on how to navigate between the different windows.</text:p>
      <text:p text:style-name="P6"/>
      <text:p text:style-name="P6"/>
      <text:p text:style-name="P6"/>
      <text:p text:style-name="P10"><text:span text:style-name="T10">When the student or the professor login </text:span><text:span text:style-name="T14">Coorse</text:span><text:span text:style-name="T10">, a page with all the existing courses will appear, although the are some differences between both users pages as this is the “main page” of the application (and they have different functionalities)</text:span></text:p>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ymbol1" svg:font-family="Symbol"/>
    <style:font-face style:name="Times New Roman1" svg:font-family="'Times New Roman'"/>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0069in" fo:margin-left="-0.0632in" fo:margin-top="0.7507in" fo:margin-bottom="0in" table:align="left" style:writing-mode="lr-tb"/>
    </style:style>
    <style:style style:name="Table1.A" style:family="table-column">
      <style:table-column-properties style:column-width="1.9285in"/>
    </style:style>
    <style:style style:name="Table1.B" style:family="table-column">
      <style:table-column-properties style:column-width="1.9764in"/>
    </style:style>
    <style:style style:name="Table1.C" style:family="table-column">
      <style:table-column-properties style:column-width="2.1021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officeooo:paragraph-rsid="0079dc70"/>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MT2" style:family="text">
      <style:text-properties style:font-name="Verdana" fo:font-size="7.5pt" fo:language="es" fo:country="ES" fo:font-style="italic" officeooo:rsid="0079dc70" style:font-name-asian="Times New Roman" style:font-size-asian="7.5pt" style:language-asian="en" style:country-asian="US" style:font-style-asian="italic" style:font-name-complex="Verdana" style:font-size-complex="7.5pt" style:language-complex="en" style:country-complex="U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a xlink:type="simple" xlink:href="mailto:victor.garciacarrera@estudiante.uam.es" text:style-name="Internet_20_link" text:visited-style-name="Visited_20_Internet_20_Link"><text:span text:style-name="Internet_20_link"><text:span text:style-name="MT1">victor.garciacarrera@estudiante.uam.es</text:span></text:span></text:a></text:p>
              <text:p text:style-name="MP4"><text:span text:style-name="Internet_20_link"><text:span text:style-name="MT2">carlos.isasa@estudiante.uam.es</text:span></text:span></text:p>
            </table:table-cell>
          </table:table-row>
        </table:table>
        <text:p text:style-name="MP5"/>
      </style:header>
      <style:footer>
        <text:p text:style-name="Footer"><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16T18:49:00.294225122</dc:date>
    <meta:print-date>2007-02-12T15:25:00</meta:print-date>
    <meta:editing-cycles>100</meta:editing-cycles>
    <meta:editing-duration>PT5H53M53S</meta:editing-duration>
    <meta:generator>LibreOffice/5.1.4.2$Linux_X86_64 LibreOffice_project/10m0$Build-2</meta:generator>
    <meta:document-statistic meta:table-count="1" meta:image-count="0" meta:object-count="1" meta:page-count="13" meta:paragraph-count="147" meta:word-count="2474" meta:character-count="14690" meta:non-whitespace-character-count="12372"/>
  </office:meta>
</office:document-meta>
</file>